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1CAC5AC2BC75B025.png" manifest:media-type="image/png"/>
  <manifest:file-entry manifest:full-path="Pictures/10000201000000A3000001652E70EAB8CE60D2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nux Libertine Mono" svg:font-family="'Linux Libertin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547cm"/>
    </style:style>
    <style:style style:name="gr4" style:family="graphic" style:parent-style-name="objectwithoutfill">
      <style:graphic-properties svg:stroke-width="0.03cm" svg:stroke-color="#666666" draw:marker-start="Arrow" draw:marker-start-width="0.35cm" draw:marker-end="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3.72cm" fo:min-width="12.913cm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79cm" fo:min-width="4.3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ff0f1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Liberation Mono"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80" style:font-name="Courier New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8000" style:font-name="Courier New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ff6309" style:font-name="Courier New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cc0000" style:font-name="Courier New" fo:font-size="15pt" fo:font-weight="bold" style:font-size-asian="15pt" style:font-weight-asian="bold" style:font-size-complex="15pt" style:font-weight-complex="bold"/>
    </style:style>
    <style:style style:name="T7" style:family="text">
      <style:text-properties style:use-window-font-color="true" style:font-name="Courier New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94cm" svg:height="3.273cm" svg:x="28.629cm" svg:y="10.6cm">
          <draw:image xlink:href="Pictures/10000201000000A3000001652E70EAB8CE60D20A.png" xlink:type="simple" xlink:show="embed" xlink:actuate="onLoad">
            <text:p/>
          </draw:image>
        </draw:frame>
        <draw:frame draw:style-name="gr1" draw:text-style-name="P1" draw:layer="layout" svg:width="4.022cm" svg:height="2.635cm" svg:x="7.978cm" svg:y="11.565cm">
          <draw:image xlink:href="Pictures/10000201000001B9000001211CAC5AC2BC75B025.png" xlink:type="simple" xlink:show="embed" xlink:actuate="onLoad">
            <text:p/>
          </draw:image>
        </draw:frame>
        <draw:frame draw:style-name="gr2" draw:text-style-name="P2" draw:layer="layout" svg:width="1.878cm" svg:height="0.806cm" svg:x="9.05cm" svg:y="13.994cm">
          <draw:text-box>
            <text:p><text:span text:style-name="T1">Client</text:span></text:p>
          </draw:text-box>
        </draw:frame>
        <draw:frame draw:style-name="gr3" draw:text-style-name="P2" draw:layer="layout" svg:width="2.047cm" svg:height="0.806cm" svg:x="28.353cm" svg:y="13.794cm">
          <draw:text-box>
            <text:p><text:span text:style-name="T1">Server</text:span></text:p>
          </draw:text-box>
        </draw:frame>
        <draw:line draw:style-name="gr4" draw:text-style-name="P1" draw:layer="layout" svg:x1="12cm" svg:y1="12.6cm" svg:x2="28.2cm" svg:y2="12.6cm">
          <text:p/>
        </draw:line>
        <draw:frame draw:style-name="gr5" draw:text-style-name="P3" draw:layer="layout" svg:width="16.408cm" svg:height="9.296cm" svg:x="11.992cm" svg:y="13.504cm">
          <draw:text-box>
            <text:p><text:span text:style-name="T2">&lt;soap:Envelope </text:span><text:span text:style-name="T3">xmlns:soap</text:span><text:span text:style-name="T4">=</text:span><text:span text:style-name="T5">"..."</text:span><text:span text:style-name="T2">&gt;</text:span></text:p>
            <text:p><text:span text:style-name="T2"><text:s text:c="3"/></text:span><text:span text:style-name="T2">&lt;soap:Header/&gt;</text:span></text:p>
            <text:p><text:span text:style-name="T2"><text:s text:c="3"/></text:span><text:span text:style-name="T2">&lt;soap:Body&gt;</text:span></text:p>
            <text:p><text:span text:style-name="T6"><text:s text:c="6"/></text:span><text:span text:style-name="T6">&lt;sucheNachStichwortResponse&gt;</text:span></text:p>
            <text:p><text:span text:style-name="T2"><text:s text:c="9"/></text:span><text:span text:style-name="T2">&lt;buch&gt;</text:span></text:p>
            <text:p><text:span text:style-name="T2"><text:s text:c="12"/></text:span><text:span text:style-name="T2">&lt;name&gt;</text:span><text:span text:style-name="T7">Verteilte Systeme kompakt</text:span><text:span text:style-name="T2">&lt;/name&gt;</text:span></text:p>
            <text:p><text:span text:style-name="T2"><text:s text:c="12"/></text:span><text:span text:style-name="T2">&lt;verlag&gt;</text:span><text:span text:style-name="T7">DHBW Hausverlag</text:span><text:span text:style-name="T2">&lt;/verlag&gt;</text:span></text:p>
            <text:p><text:span text:style-name="T7"><text:s text:c="9"/></text:span><text:span text:style-name="T2">&lt;/buch&gt;</text:span></text:p>
            <text:p><text:span text:style-name="T2"><text:s text:c="9"/></text:span><text:span text:style-name="T2">&lt;buch&gt;</text:span></text:p>
            <text:p><text:span text:style-name="T2"><text:s text:c="12"/></text:span><text:span text:style-name="T2">&lt;name&gt;</text:span><text:span text:style-name="T7">Webprogrammierung kompakt</text:span><text:span text:style-name="T2">&lt;/name&gt;</text:span></text:p>
            <text:p><text:span text:style-name="T2"><text:s text:c="12"/></text:span><text:span text:style-name="T2">&lt;verlag&gt;</text:span><text:span text:style-name="T7">DHBW Hausverlag</text:span><text:span text:style-name="T2">&lt;/verlag&gt;</text:span></text:p>
            <text:p><text:span text:style-name="T2"><text:s text:c="9"/></text:span><text:span text:style-name="T2">&lt;/buch&gt;</text:span></text:p>
            <text:p><text:span text:style-name="T6"><text:s text:c="6"/></text:span><text:span text:style-name="T6">&lt;/sucheNachStichwortResponse&gt;</text:span></text:p>
            <text:p><text:span text:style-name="T2"><text:s text:c="3"/></text:span><text:span text:style-name="T2">&lt;/soap:Body&gt;</text:span></text:p>
            <text:p><text:span text:style-name="T2">&lt;/soap:Envelope&gt;</text:span></text:p>
          </draw:text-box>
        </draw:frame>
        <draw:frame draw:style-name="gr6" draw:text-style-name="P5" draw:layer="layout" svg:width="4.82cm" svg:height="0.729cm" svg:x="23.58cm" svg:y="12.671cm">
          <draw:text-box>
            <text:p text:style-name="P4"><text:span text:style-name="T8">HTTP/1.1 200 Okay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nux Libertine Mono" svg:font-family="'Linux Libertin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04T18:25:39.279711516</dc:date>
    <dc:creator>Dennis Schulmeister-Zimolong</dc:creator>
    <meta:editing-duration>PT35M39S</meta:editing-duration>
    <meta:editing-cycles>14</meta:editing-cycles>
    <meta:generator>LibreOffice/6.0.2.1.0$Linux_X86_64 LibreOffice_project/00m0$Build-1</meta:generator>
    <meta:document-statistic meta:object-count="30"/>
  </office:meta>
</office:document-meta>
</file>